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 style:writing-mode="lr-tb"/>
    </style:style>
    <style:style style:name="Table1.A" style:family="table-column">
      <style:table-column-properties style:column-width="6.493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e7e6e6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6.4931in" fo:margin-left="-0.075in" fo:margin-top="0in" fo:margin-bottom="0in" table:align="left" style:writing-mode="lr-tb"/>
    </style:style>
    <style:style style:name="Table2.A" style:family="table-column">
      <style:table-column-properties style:column-width="6.493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e7e6e6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List_20_Paragraph" style:list-style-name="WWNum7"/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in" fo:margin-bottom="0in" fo:line-height="100%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emonade Stand Planning Phase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  <text:p text:style-name="P4">In many professional situations, you will be working as part of a scrum team. <text:s/>As you plan for a sprint, your team will start by developing goals and describing the steps it will take to complete the project. <text:s/>For Lemonade Stand, you will explore this first phase in development; research and planning. </text:p>
            <text:p text:style-name="P3"/>
          </table:table-cell>
        </table:table-row>
      </table:table>
      <text:p text:style-name="P2"/>
      <text:p text:style-name="Standard"><text:span text:style-name="T2">Research and Explain Game Function</text:span></text:p>
      <text:p text:style-name="Standard">Find a version or two of lemonade stand to play online (some rules will vary between versions). Then, list the steps of the game. <text:s/>Make sure to include the step that initiates the game, and the step that will end the game. <text:s/>Refer to your <text:span text:style-name="T2">User Stories</text:span> as some of the framework for the game is already defined. (i.e. number of times your game will run before giving the final result).</text:p>
      <text:p text:style-name="Standard">1. Receive weather update. <text:s/>2. Be able to buy goods (cups, pitchers, lemons, ice). <text:s/>3. Set prices. <text:s/>4. Start selling. <text:s/>5. Base customer sales on weather and prices. <text:s/>6. Show total after 7 days.</text:p>
      <text:p text:style-name="Standard">_____________________________________________________________________________________</text:p>
      <text:p text:style-name="Standard"><text:span text:style-name="T2">Structure Classes</text:span></text:p>
      <text:p text:style-name="Standard">List classes you think you will need to include in your game. These may change as you develop your game.</text:p>
      <text:p text:style-name="Standard">Parent class, child class, abstract, static and public.</text:p>
      <text:p text:style-name="Standard"><text:span text:style-name="T2"><text:s/>Develop UML</text:span></text:p>
      <text:p text:style-name="Standard">Create a UML diagram that shows the connection between your classes as well as their properties. </text:p>
      <text:p text:style-name="Standard">Consider the following…</text:p>
      <text:list xml:id="list6181627202734401327" text:style-name="WWNum7">
        <text:list-item>
          <text:p text:style-name="P1"><text:span text:style-name="T3">What is the hierarchy between your classes?</text:span> </text:p>
        </text:list-item>
        <text:list-item>
          <text:p text:style-name="P1"><text:span text:style-name="T3">Where will you use inheritance?</text:span> </text:p>
        </text:list-item>
        <text:list-item>
          <text:p text:style-name="P1"><text:span text:style-name="T3">Where will the phases of the game be executed?</text:span> </text:p>
        </text:list-item>
        <text:list-item>
          <text:p text:style-name="P1"><text:span text:style-name="T3">Where/how will you handle user input?</text:span> </text:p>
        </text:list-item>
        <text:list-item>
          <text:p text:style-name="P1"><text:span text:style-name="T3">What member variables and methods will belong to each class?</text:span> *</text:p>
        </text:list-item>
        <text:list-item>
          <text:p text:style-name="P1"><text:span text:style-name="T3">Which member variables and methods </text:span><text:bookmark text:name="_GoBack"/><text:span text:style-name="T3">will be public or private?</text:span> </text:p>
        </text:list-item>
      </text:list>
      <text:p text:style-name="Standard">There are many UML tools and you can use whatever is most comfortable. <text:s/>If you handwrite, give to instructor, if you complete in VS or another online site, send the document or a readable screen shot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Save file as: LastName_LSPlanning then Slack this document and UML to all instructors. <text:s/>You may start on your lemonade stand design after you have submitted. <text:s/>You will receive feedback on your plan as you begin working. 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8pt" style:language-complex="km" style:country-complex="KH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8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 </meta:initial-creator>
    <meta:editing-cycles>5</meta:editing-cycles>
    <meta:creation-date>2019-01-18T00:03:00</meta:creation-date>
    <dc:date>2019-01-31T16:57:06.82</dc:date>
    <meta:editing-duration>P2DT1H13M56S</meta:editing-duration>
    <meta:generator>OpenOffice/4.1.6$Win32 OpenOffice.org_project/416m1$Build-9790</meta:generator>
    <meta:document-statistic meta:table-count="2" meta:image-count="0" meta:object-count="0" meta:page-count="1" meta:paragraph-count="20" meta:word-count="344" meta:character-count="20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